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fac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 Persona</text:p>
          </table:table-cell>
          <table:covered-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idpersona</text:p>
          </table:table-cell>
          <table:table-cell table:style-name="ce3" office:value-type="string" calcext:value-type="string">
            <text:p>numeric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text</text:p>
          </table:table-cell>
          <table:table-cell office:value-type="string" calcext:value-type="string">
            <text:p>nombre y apellido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ext</text:p>
          </table:table-cell>
          <table:table-cell office:value-type="string" calcext:value-type="string">
            <text:p>alumno/maestro</text:p>
          </table:table-cell>
          <table:table-cell/>
          <table:table-cell office:value-type="string" calcext:value-type="string">
            <text:p>Nota:</text:p>
          </table:table-cell>
          <table:table-cell office:value-type="string" calcext:value-type="string">
            <text:p>El maestro va a tener mas opcion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0,1,….</text:p>
          </table:table-cell>
          <table:table-cell office:value-type="string" calcext:value-type="string">
            <text:p>[0: alumno, 1: Profesor]</text:p>
          </table:table-cell>
          <table:table-cell table:number-columns-repeated="2"/>
          <table:table-cell office:value-type="string" calcext:value-type="string">
            <text:p>En texto: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 calcext:value-type="string">
            <text:p>añadir/editar/borrar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 TextoLectura</text:p>
          </table:table-cell>
          <table:covered-table-cell table:style-name="ce3"/>
          <table:table-cell table:number-columns-repeated="4"/>
          <table:table-cell office:value-type="string" calcext:value-type="string">
            <text:p>Exportar/importar datos de alumnos/grupos de alumno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idTextoLectura</text:p>
          </table:table-cell>
          <table:table-cell table:style-name="ce3" office:value-type="string" calcext:value-type="string">
            <text:p>numeric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ombrecorto</text:p>
          </table:table-cell>
          <table:table-cell table:style-name="ce3"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oprueb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'servirá para organizar en pantalla las prueba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 Pruebas</text:p>
          </table:table-cell>
          <table:covered-table-cell table:style-name="ce3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dPruebas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idpersona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dtextolectura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untuacion</text:p>
          </table:table-cell>
          <table:table-cell table:style-name="ce4" office:value-type="string" calcext:value-type="string">
            <text:p>float</text:p>
          </table:table-cell>
          <table:table-cell office:value-type="string" calcext:value-type="string">
            <text:p>puntos conseguidos para esa lectura en concreto: palabras por minuto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fecha en la que se ha hecho la prueba de lectur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archivosonido</text:p>
          </table:table-cell>
          <table:table-cell table:style-name="ce4" office:value-type="string" calcext:value-type="string">
            <text:p>text</text:p>
          </table:table-cell>
          <table:table-cell office:value-type="string" calcext:value-type="string">
            <text:p>guarda ruta del fichero de sonido guardado (si es que se ha grabado alguno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figurar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 de medir la prueba: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-&gt; tiempo limite predefinido <text:span text:style-name="T1">(</text:span>1,2, 3 minutos<text:span text:style-name="T1">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&gt; terminar lectura y parar tiempo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bar la lectu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amaño de let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po de let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ntalla de texto lectura de prueba →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previsualizac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comenzar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nel Configurar Prueba→ </text:p>
          </table:table-cell>
          <table:table-cell/>
          <table:table-cell office:value-type="string" calcext:value-type="string">
            <text:p>grabar: si/n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tra tamañ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tra tip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empo predefinid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oton de <text:s/>“terminar prueba” → si el niño termina la lectura antes del tiempo prestableci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error” → pulsar cada vez que se equivoque el niño de leer la palabra → pulsar la tecla “return” “intro” “espacio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para indicar palabra donde ha llegado el niño a leer cuando se ha terminado el tiempo.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aficas Evolucion Lectur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&gt; ultima mar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mejor mar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media de todas las marcas: suma de marcas/numero de lecturas hech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evolucion en tiempo palabras/MINUTO<text:span text:style-name="T1">()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a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lculo de la marca conseguida: (Numero de palabras leida – errores) *100 / Total de Palabras del tex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strar datos de pruebas según niño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Mostra Lecturas → columna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 se ha hecho: color gr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se ha leido: color negr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comenzar” <text:s/>o boton “mejorar marca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o de marca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0:45:08.271822932</meta:creation-date>
    <dc:date>2017-04-22T11:34:54.457431884</dc:date>
    <meta:editing-duration>PT16M47S</meta:editing-duration>
    <meta:editing-cycles>3</meta:editing-cycles>
    <meta:generator>LibreOffice/5.3.1.2$Linux_X86_64 LibreOffice_project/e80a0e0fd1875e1696614d24c32df0f95f03deb2</meta:generator>
    <meta:document-statistic meta:table-count="1" meta:cell-count="76" meta:object-count="0"/>
  </office:meta>
</office:document-meta>
</file>